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313cm"/>
    </style:style>
    <style:style style:name="Tabelle1.B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43659" officeooo:paragraph-rsid="00143659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variant="normal" fo:text-transform="none" fo:color="#333333" style:font-name="Helvetica neue" fo:font-size="12pt" fo:letter-spacing="normal" fo:font-style="normal" fo:font-weight="normal" loext:padding="0cm" loext:border="none"/>
    </style:style>
    <style:style style:name="P4" style:family="paragraph" style:parent-style-name="Standard">
      <style:paragraph-properties fo:line-height="150%"/>
      <style:text-properties fo:font-variant="normal" fo:text-transform="none" fo:color="#333333" style:font-name="Helvetica neue" fo:font-size="9.75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Helvetica neue" fo:font-size="9.75pt" fo:letter-spacing="normal" fo:font-style="normal" fo:font-weight="normal" loext:padding="0cm" loext:border="none"/>
    </style:style>
    <style:style style:name="P6" style:family="paragraph" style:parent-style-name="Table_20_Contents">
      <style:paragraph-properties fo:line-height="150%"/>
    </style:style>
    <style:style style:name="P7" style:family="paragraph" style:parent-style-name="Table_20_Contents">
      <style:paragraph-properties fo:line-height="150%"/>
      <style:text-properties officeooo:rsid="00143659" officeooo:paragraph-rsid="001436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Kundenliste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Kundendaten</text:p>
          </table:table-cell>
          <table:table-cell table:style-name="Tabelle1.B1" office:value-type="string">
            <text:p text:style-name="P7">Angebots-URL</text:p>
          </table:table-cell>
        </table:table-row>
        <table:table-row>
          <table:table-cell table:style-name="Tabelle1.A2" office:value-type="string">
            <text:p text:style-name="P3">Tuning Lifestyle GbR, Steve Brose und Christoph Wanitschke</text:p>
            <text:p text:style-name="P5">Steve Brose</text:p>
            <text:p text:style-name="P5">Original Räder</text:p>
            <text:p text:style-name="P5">Albert-Schweitzer Str. 18</text:p>
            <text:p text:style-name="P5">18442 Stralsund OT Groß Lüdershagen</text:p>
            <text:p text:style-name="P5">Deutschland</text:p>
            <text:p text:style-name="P6"/>
          </table:table-cell>
          <table:table-cell table:style-name="Tabelle1.B2" office:value-type="string">
            <text:p text:style-name="P6">https://www.ebay.de/itm/Original-Audi-19-Zoll-Felgen-A4-S4-B9-Alufelgen-Sommerreifen-Neu-Sommerrader/173837096716?_trkparms=aid%3D111001%26algo%3DREC.SEED%26ao%3D1%26asc%3D20180816085401%26meid%3Dea18f30fdbb747cab5190f43fe9b28ba%26pid%3D100970%26rk%3D2%26rkt%3D2%26sd%3D290870810757%26itm%3D173837096716&amp;_trksid=p2481888.c100970.m5481&amp;_trkparms=pageci%3Ad401779d-4a6c-11e9-94c6-74dbd180f0d4%7Cparentrq%3A97020f691690ad78ab4a7810fffe176a%7Ciid%3A1</text:p>
          </table:table-cell>
        </table:table-row>
        <table:table-row>
          <table:table-cell table:style-name="Tabelle1.A2" office:value-type="string">
            <text:p text:style-name="P3">Meyer Janas GbR</text:p>
            <text:p text:style-name="P5">Silvia Meyer</text:p>
            <text:p text:style-name="P5">Wilhelm-Külz-Str. 13</text:p>
            <text:p text:style-name="P5">06108 Halle</text:p>
            <text:p text:style-name="P5">Deutschland</text:p>
            <text:p text:style-name="P6"/>
          </table:table-cell>
          <table:table-cell table:style-name="Tabelle1.B2" office:value-type="string">
            <text:p text:style-name="P6">https://www.ebay.de/itm/SHIMANO-FAHRRADPOLITUR-200ML-SPRUHDOSE-EINZELN-E-WS1500301/382625664083?epid=1183108748&amp;hash=item5916444c53:g:oEsAAOSwzHFb5iPe</text:p>
          </table:table-cell>
        </table:table-row>
        <table:table-row>
          <table:table-cell table:style-name="Tabelle1.A2" office:value-type="string">
            <text:p text:style-name="P3">Onlineschop NO.1</text:p>
            <text:p text:style-name="P5">Margit Rumpf</text:p>
            <text:p text:style-name="P5">Thomas-Müntzer-Straße 8</text:p>
            <text:p text:style-name="P5">06295 Lutherstadt Eisleben</text:p>
            <text:p text:style-name="P5">Deutschland</text:p>
            <text:p text:style-name="P6"/>
          </table:table-cell>
          <table:table-cell table:style-name="Tabelle1.B2" office:value-type="string">
            <text:p text:style-name="P6">https://www.ebay.de/itm/Nagelknipser-2er-Set-rostfrei/271960345282?hash=item3f52198ac2:g:amEAAOSwu4BVqjQv&amp;frcectupt=true</text:p>
          </table:table-cell>
        </table:table-row>
        <table:table-row>
          <table:table-cell table:style-name="Tabelle1.A2" office:value-type="string">
            <text:p text:style-name="P3">MultiActive UG (haftungsbeschränkt)</text:p>
            <text:p text:style-name="P5">Sören Weber</text:p>
            <text:p text:style-name="P5">MultiActive UG (haftungsbeschränkt)</text:p>
            <text:p text:style-name="P5">Geiststraße 16</text:p>
            <text:p text:style-name="P5">06108 Halle</text:p>
            <text:p text:style-name="P5">Deutschland</text:p>
            <text:p text:style-name="P6"/>
          </table:table-cell>
          <table:table-cell table:style-name="Tabelle1.B2" office:value-type="string">
            <text:p text:style-name="P2">https://www.ebay.de/itm/DexShell-Ultra-Therm-MTB-Handschuhe-Gelpads-Grose-M-Wasser-Winddicht/283227511855?epid=2085791038&amp;hash=item41f1acdc2f:g:whwAAOSws~pb0ZNm</text:p>
          </table:table-cell>
        </table:table-row>
        <table:table-row>
          <table:table-cell table:style-name="Tabelle1.A2" office:value-type="string">
            <text:p text:style-name="P3">Porzellan und Ambiente, Jens Kopall</text:p>
            <text:p text:style-name="P5">Jens Kopall</text:p>
            <text:p text:style-name="P5">Kleine Marktstrasse 7</text:p>
            <text:p text:style-name="P5">06108 Halle</text:p>
            <text:p text:style-name="P5">Deutschland</text:p>
            <text:p text:style-name="P6"/>
          </table:table-cell>
          <table:table-cell table:style-name="Tabelle1.B2" office:value-type="string">
            <text:p text:style-name="P6">https://www.ebay.de/itm/Kleines-Kannchen-fur-zwei-Tassen-aus-hochwertiger-Keramik/172248071382?hash=item281ac8fcd6:g:3k8AAOSwrklU7gT-</text:p>
          </table:table-cell>
        </table:table-row>
        <text:soft-page-break/>
        <table:table-row>
          <table:table-cell table:style-name="Tabelle1.A2" office:value-type="string">
            <text:p text:style-name="P4">Michael Conrad</text:p>
            <text:p text:style-name="P5">Gr.Ulrichstr.42</text:p>
            <text:p text:style-name="P5">06108 Halle/Saale</text:p>
            <text:p text:style-name="P5">Deutschland</text:p>
            <text:p text:style-name="P6"/>
          </table:table-cell>
          <table:table-cell table:style-name="Tabelle1.B2" office:value-type="string">
            <text:p text:style-name="P6">https://www.ebay.de/itm/Einkaufstasche-Nappa-Leder-schwarz/222417282037?hash=item33c91a63f5:g:xDUAAOSwCU1YrJYZ</text:p>
          </table:table-cell>
        </table:table-row>
        <table:table-row>
          <table:table-cell table:style-name="Tabelle1.A2" office:value-type="string">
            <text:p text:style-name="P4">Thomas Treskow</text:p>
            <text:p text:style-name="P5">Zur Morgenröthe 37</text:p>
            <text:p text:style-name="P5">06120 Halle/Saale</text:p>
            <text:p text:style-name="P5">Deutschland</text:p>
            <text:p text:style-name="P6"/>
          </table:table-cell>
          <table:table-cell table:style-name="Tabelle1.B2" office:value-type="string">
            <text:p text:style-name="P6">https://www.ebay.de/itm/NEU-Bio-Green-Winterschutz-Tropical-Island-Zelt-L-240-x-200-240-x-200-cm/123615388634?hash=item1cc80d23da:g:A1oAAOSwsTJcTbZJ</text:p>
          </table:table-cell>
        </table:table-row>
        <table:table-row>
          <table:table-cell table:style-name="Tabelle1.A2" office:value-type="string">
            <text:p text:style-name="P4">Andreas Zenker</text:p>
            <text:p text:style-name="P5">Rotahornweg 13</text:p>
            <text:p text:style-name="P5">06188 Landsberg OT Niemberg</text:p>
            <text:p text:style-name="P5">Deutschland</text:p>
            <text:p text:style-name="P6"/>
          </table:table-cell>
          <table:table-cell table:style-name="Tabelle1.B2" office:value-type="string">
            <text:p text:style-name="P6">https://www.ebay.de/itm/Edding-4-3000002-Permanent-Marker-10er-Schachtel-rot/392170604411?epid=641581325&amp;hash=item5b4f30877b:g:dt0AAOSw2CBb5tDw</text:p>
          </table:table-cell>
        </table:table-row>
        <table:table-row>
          <table:table-cell table:style-name="Tabelle1.A2" office:value-type="string">
            <text:p text:style-name="P4">Alisa Khudenko</text:p>
            <text:p text:style-name="P5">Schwetschkestr. 14</text:p>
            <text:p text:style-name="P5">06110 Halle</text:p>
            <text:p text:style-name="P5">Deutschland</text:p>
            <text:p text:style-name="P6"/>
          </table:table-cell>
          <table:table-cell table:style-name="Tabelle1.B2" office:value-type="string">
            <text:p text:style-name="P6">https://www.ebay.de/itm/Under-Armour-Boxer-shorts-5XL-NEU/202555699303?hash=item2f2942b067:g:aEkAAOSwqjhcLfbE&amp;frcectupt=tru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8:21:52.914000000</meta:creation-date>
    <dc:date>2019-03-19T19:30:33.020000000</dc:date>
    <meta:editing-duration>PT25M19S</meta:editing-duration>
    <meta:editing-cycles>1</meta:editing-cycles>
    <meta:document-statistic meta:table-count="1" meta:image-count="0" meta:object-count="0" meta:page-count="2" meta:paragraph-count="55" meta:word-count="109" meta:character-count="2322" meta:non-whitespace-character-count="2268"/>
    <meta:generator>LibreOffice/6.1.0.3$Windows_X86_64 LibreOffice_project/efb621ed25068d70781dc026f7e9c5187a4decd1</meta:generator>
  </office:meta>
</office:document-meta>
</file>